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Sans" svg:font-family="GillSans"/>
    <style:font-face style:name="Helvetica" svg:font-family="Helvetica"/>
    <style:font-face style:name="Raleway" svg:font-family="Raleway, sans-serif"/>
    <style:font-face style:name="Lato" svg:font-family="Lato" style:font-pitch="variable"/>
    <style:font-face style:name="Rosarivo" svg:font-family="Rosarivo" style:font-pitch="variable"/>
    <style:font-face style:name="GillSans1" svg:font-family="GillSans" style:font-family-generic="roman" style:font-pitch="variable"/>
    <style:font-face style:name="Helvetica-Light" svg:font-family="Helvetica-Light"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fo:font-variant="normal" fo:text-transform="none" fo:color="#000000" style:font-name="Rosarivo" fo:font-size="14pt" fo:letter-spacing="normal" fo:font-style="normal" fo:font-weight="normal" officeooo:paragraph-rsid="00180b4f"/>
    </style:style>
    <style:style style:name="P2" style:family="paragraph" style:parent-style-name="Standard">
      <style:text-properties style:font-name="Noto Serif" officeooo:rsid="002baab5" officeooo:paragraph-rsid="002baab5"/>
    </style:style>
    <style:style style:name="P3" style:family="paragraph" style:parent-style-name="Standard">
      <style:text-properties style:font-name="Noto Serif" officeooo:paragraph-rsid="002baab5"/>
    </style:style>
    <style:style style:name="P4" style:family="paragraph" style:parent-style-name="Text_20_body">
      <style:paragraph-properties fo:margin-top="0in" fo:margin-bottom="0in" loext:contextual-spacing="false" fo:text-align="end" style:justify-single-word="false"/>
      <style:text-properties style:font-name="Lato" fo:font-size="9.14999961853027pt" fo:font-weight="normal"/>
    </style:style>
    <style:style style:name="P5" style:family="paragraph" style:parent-style-name="Text_20_body">
      <style:paragraph-properties fo:margin-top="0in" fo:margin-bottom="0in" loext:contextual-spacing="false" fo:text-align="end" style:justify-single-word="false"/>
      <style:text-properties style:font-name="Lato" fo:font-size="9.14999961853027pt" fo:font-weight="normal" officeooo:paragraph-rsid="00204c62"/>
    </style:style>
    <style:style style:name="P6" style:family="paragraph" style:parent-style-name="Text_20_body">
      <style:paragraph-properties fo:margin-top="0in" fo:margin-bottom="0in" loext:contextual-spacing="false" fo:text-align="end" style:justify-single-word="false"/>
      <style:text-properties style:font-name="Lato" fo:font-size="9.14999961853027pt" fo:font-weight="normal" officeooo:rsid="00204c62" officeooo:paragraph-rsid="00204c62"/>
    </style:style>
    <style:style style:name="P7" style:family="paragraph" style:parent-style-name="Text_20_body" style:list-style-name="L7">
      <loext:graphic-properties draw:fill="none"/>
      <style:paragraph-properties fo:margin-top="0.0453in" fo:margin-bottom="0.0909in" loext:contextual-spacing="false" fo:line-height="50%" fo:widows="1" fo:background-color="transparent" fo:padding="0in" fo:border="none"/>
      <style:text-properties fo:font-variant="normal" fo:text-transform="none" fo:color="#000000" style:font-name="Noto Serif" fo:font-size="9pt" fo:letter-spacing="normal" fo:font-style="normal" fo:font-weight="normal" officeooo:rsid="00204c62" officeooo:paragraph-rsid="00204c62" style:font-size-asian="9pt" style:font-size-complex="9pt"/>
    </style:style>
    <style:style style:name="P8" style:family="paragraph" style:parent-style-name="Text_20_body" style:list-style-name="L7">
      <loext:graphic-properties draw:fill="none"/>
      <style:paragraph-properties fo:margin-top="0.0453in" fo:margin-bottom="0.0909in" loext:contextual-spacing="false" fo:line-height="50%" fo:widows="1" fo:background-color="transparent" fo:padding="0in" fo:border="none"/>
      <style:text-properties fo:font-variant="normal" fo:text-transform="none" fo:color="#000000" style:font-name="Noto Serif" fo:font-size="9pt" fo:letter-spacing="normal" fo:font-style="normal" fo:font-weight="normal" officeooo:rsid="00277f2a" officeooo:paragraph-rsid="00277f2a" style:font-size-asian="9pt" style:font-size-complex="9pt"/>
    </style:style>
    <style:style style:name="P9" style:family="paragraph" style:parent-style-name="Text_20_body">
      <style:paragraph-properties fo:margin-top="0.0453in" fo:margin-bottom="0.0909in" loext:contextual-spacing="false" fo:widows="1" fo:padding="0in" fo:border="none"/>
      <style:text-properties fo:font-variant="normal" fo:text-transform="none" fo:color="#000000" style:font-name="Noto Serif" fo:font-size="9pt" fo:letter-spacing="normal" fo:font-style="normal" fo:font-weight="normal" style:font-size-asian="9pt" style:font-size-complex="9pt"/>
    </style:style>
    <style:style style:name="P10" style:family="paragraph" style:parent-style-name="Text_20_body">
      <style:paragraph-properties fo:margin-top="0.0453in" fo:margin-bottom="0.0909in" loext:contextual-spacing="false" fo:widows="1" fo:padding="0in" fo:border="none"/>
      <style:text-properties fo:font-variant="normal" fo:text-transform="none" fo:color="#000000" style:font-name="Noto Serif" fo:font-size="9pt" fo:letter-spacing="normal" fo:font-style="normal" fo:font-weight="normal" officeooo:paragraph-rsid="002baab5" style:font-size-asian="9pt" style:font-size-complex="9pt"/>
    </style:style>
    <style:style style:name="P11" style:family="paragraph" style:parent-style-name="Text_20_body">
      <style:paragraph-properties fo:margin-top="0.0453in" fo:margin-bottom="0.0909in" loext:contextual-spacing="false" fo:widows="1" fo:padding="0in" fo:border="none"/>
      <style:text-properties fo:font-variant="normal" fo:text-transform="none" fo:color="#000000" style:font-name="Noto Serif" fo:font-size="9pt" fo:letter-spacing="normal" fo:font-style="normal" fo:font-weight="normal" officeooo:paragraph-rsid="003ebecc" style:font-size-asian="9pt" style:font-size-complex="9pt"/>
    </style:style>
    <style:style style:name="P12" style:family="paragraph" style:parent-style-name="Text_20_body">
      <style:paragraph-properties fo:margin-top="0.0453in" fo:margin-bottom="0.0909in" loext:contextual-spacing="false" fo:widows="1" fo:padding="0in" fo:border="none"/>
      <style:text-properties fo:font-variant="normal" fo:text-transform="none" fo:color="#000000" style:font-name="Noto Serif" fo:font-size="9pt" fo:letter-spacing="normal" fo:font-style="normal" fo:font-weight="normal" officeooo:rsid="001a2283" officeooo:paragraph-rsid="001a4f1d" style:font-size-asian="9pt" style:font-size-complex="9pt"/>
    </style:style>
    <style:style style:name="P13" style:family="paragraph" style:parent-style-name="Text_20_body">
      <style:paragraph-properties fo:margin-top="0.0453in" fo:margin-bottom="0.0909in" loext:contextual-spacing="false" fo:widows="1" fo:padding="0in" fo:border="none"/>
      <style:text-properties fo:font-variant="normal" fo:text-transform="none" fo:color="#000000" style:font-name="Noto Serif" fo:font-size="9pt" fo:letter-spacing="normal" fo:font-style="normal" fo:font-weight="normal" officeooo:rsid="003b7b68" officeooo:paragraph-rsid="003b7b68" style:font-size-asian="9pt" style:font-size-complex="9pt"/>
    </style:style>
    <style:style style:name="P14" style:family="paragraph" style:parent-style-name="Text_20_body" style:list-style-name="L7">
      <loext:graphic-properties draw:fill="none"/>
      <style:paragraph-properties fo:margin-top="0.0453in" fo:margin-bottom="0.0909in" loext:contextual-spacing="false" fo:line-height="50%" fo:widows="1" fo:background-color="transparent" fo:padding="0in" fo:border="none"/>
      <style:text-properties fo:font-variant="normal" fo:text-transform="none" fo:color="#000000" style:font-name="Noto Serif" fo:font-size="9pt" fo:letter-spacing="normal" fo:font-style="normal" fo:font-weight="normal" officeooo:rsid="002baab5" officeooo:paragraph-rsid="002baab5"/>
    </style:style>
    <style:style style:name="P15" style:family="paragraph" style:parent-style-name="Text_20_body">
      <style:paragraph-properties fo:margin-top="0in" fo:margin-bottom="0.0453in" loext:contextual-spacing="false" fo:widows="1"/>
      <style:text-properties fo:font-variant="normal" fo:text-transform="none" fo:color="#000000" style:font-name="Noto Serif" fo:font-size="6.55000019073486pt" fo:letter-spacing="normal" fo:font-style="normal" fo:font-weight="normal"/>
    </style:style>
    <style:style style:name="P16" style:family="paragraph" style:parent-style-name="Text_20_body">
      <style:paragraph-properties fo:margin-top="0in" fo:margin-bottom="0.0453in" loext:contextual-spacing="false" fo:widows="1"/>
      <style:text-properties fo:font-variant="normal" fo:text-transform="none" fo:color="#000000" style:font-name="Noto Serif" fo:font-size="6.55000019073486pt" fo:letter-spacing="normal" fo:font-style="normal" fo:font-weight="normal" officeooo:rsid="002baab5" officeooo:paragraph-rsid="002baab5"/>
    </style:style>
    <style:style style:name="P17" style:family="paragraph" style:parent-style-name="Text_20_body">
      <loext:graphic-properties draw:fill="none"/>
      <style:paragraph-properties fo:margin-left="0.1866in" fo:margin-right="0in" fo:margin-top="0.0453in" fo:margin-bottom="0.0909in" loext:contextual-spacing="false" fo:line-height="120%" fo:widows="1" fo:text-indent="0in" style:auto-text-indent="false" fo:background-color="transparent" fo:padding="0in" fo:border="none"/>
      <style:text-properties fo:font-variant="normal" fo:text-transform="none" fo:color="#000000" style:font-name="Noto Serif" fo:font-size="9pt" fo:letter-spacing="normal" fo:font-style="normal" fo:font-weight="normal" style:font-size-asian="9pt" style:font-size-complex="9pt"/>
    </style:style>
    <style:style style:name="P18" style:family="paragraph" style:parent-style-name="Text_20_body" style:master-page-name="">
      <loext:graphic-properties draw:fill="none"/>
      <style:paragraph-properties fo:margin-left="0.1866in" fo:margin-right="0in" fo:margin-top="0.0453in" fo:margin-bottom="0.0909in" loext:contextual-spacing="false" fo:line-height="120%" fo:widows="1" fo:text-indent="0in" style:auto-text-indent="false" style:page-number="auto" fo:background-color="transparent" fo:padding="0in" fo:border="none"/>
      <style:text-properties fo:font-variant="normal" fo:text-transform="none" fo:color="#000000" style:font-name="Noto Serif" fo:font-size="9pt" fo:letter-spacing="normal" fo:font-style="normal" fo:font-weight="normal" style:font-size-asian="9pt" style:font-size-complex="9pt"/>
    </style:style>
    <style:style style:name="P19" style:family="paragraph" style:parent-style-name="Text_20_body" style:master-page-name="">
      <loext:graphic-properties draw:fill="none"/>
      <style:paragraph-properties fo:margin-left="0.1866in" fo:margin-right="0in" fo:margin-top="0.0453in" fo:margin-bottom="0.0909in" loext:contextual-spacing="false" fo:line-height="120%" fo:widows="1" fo:text-indent="0in" style:auto-text-indent="false" style:page-number="auto" fo:background-color="transparent" fo:padding="0in" fo:border="none"/>
      <style:text-properties fo:font-variant="normal" fo:text-transform="none" fo:color="#000000" style:font-name="Noto Serif" fo:font-size="9pt" fo:letter-spacing="normal" fo:font-style="normal" fo:font-weight="normal" style:font-size-asian="9pt" style:font-size-complex="9pt"/>
    </style:style>
    <style:style style:name="P20" style:family="paragraph" style:parent-style-name="Text_20_body">
      <style:paragraph-properties fo:margin-top="0.0453in" fo:margin-bottom="0.0453in" loext:contextual-spacing="false"/>
      <style:text-properties style:font-name="Raleway" fo:font-size="6pt" fo:font-weight="bold" style:font-size-asian="5.25pt" style:font-size-complex="6pt"/>
    </style:style>
    <style:style style:name="P21" style:family="paragraph" style:parent-style-name="Text_20_body" style:master-page-name="">
      <loext:graphic-properties draw:fill="none"/>
      <style:paragraph-properties fo:margin-left="0in" fo:margin-right="0in" fo:margin-top="0.0453in" fo:margin-bottom="0.0909in" loext:contextual-spacing="false" fo:line-height="120%" fo:widows="1" fo:text-indent="0in" style:auto-text-indent="false" style:page-number="auto" fo:background-color="transparent" fo:padding="0in" fo:border="none"/>
      <style:text-properties fo:font-variant="normal" fo:text-transform="none" fo:color="#000000" style:font-name="Noto Serif" fo:font-size="9pt" fo:letter-spacing="normal" fo:font-style="normal" fo:font-weight="normal" style:font-size-asian="9pt" style:font-size-complex="9pt"/>
    </style:style>
    <style:style style:name="P22" style:family="paragraph" style:parent-style-name="Text_20_body">
      <loext:graphic-properties draw:fill="none"/>
      <style:paragraph-properties fo:margin-left="0in" fo:margin-right="0in" fo:margin-top="0.0453in" fo:margin-bottom="0.0909in" loext:contextual-spacing="false" fo:line-height="120%" fo:widows="1" fo:text-indent="0in" style:auto-text-indent="false" fo:background-color="transparent" fo:padding="0in" fo:border="none"/>
      <style:text-properties style:font-name="Noto Serif" fo:font-size="9pt" style:font-size-asian="9pt" style:font-size-complex="9pt"/>
    </style:style>
    <style:style style:name="P23" style:family="paragraph" style:parent-style-name="Text_20_body">
      <loext:graphic-properties draw:fill="none"/>
      <style:paragraph-properties fo:margin-left="0in" fo:margin-right="0in" fo:margin-top="0.0453in" fo:margin-bottom="0.0909in" loext:contextual-spacing="false" fo:line-height="120%" fo:widows="1" fo:text-indent="0in" style:auto-text-indent="false" fo:background-color="transparent" fo:padding="0in" fo:border="none"/>
      <style:text-properties style:font-name="Noto Serif" officeooo:paragraph-rsid="002baab5"/>
    </style:style>
    <style:style style:name="P24" style:family="paragraph" style:parent-style-name="Text_20_body">
      <loext:graphic-properties draw:fill="none"/>
      <style:paragraph-properties fo:margin-left="0in" fo:margin-right="0in" fo:margin-top="0.0453in" fo:margin-bottom="0.0909in" loext:contextual-spacing="false" fo:line-height="120%" fo:widows="1" fo:text-indent="0in" style:auto-text-indent="false" fo:background-color="transparent" fo:padding="0in" fo:border="none"/>
      <style:text-properties style:font-name="Noto Serif" officeooo:paragraph-rsid="002d7cc7"/>
    </style:style>
    <style:style style:name="P25" style:family="paragraph" style:parent-style-name="Heading_20_3">
      <style:text-properties fo:font-variant="normal" fo:text-transform="none" fo:color="#000000" style:font-name="Lato" fo:font-size="14pt" fo:letter-spacing="normal" fo:font-style="normal" fo:font-weight="bold" officeooo:paragraph-rsid="00180b4f" style:font-weight-asian="bold" style:font-weight-complex="bold"/>
    </style:style>
    <style:style style:name="P26" style:family="paragraph" style:parent-style-name="Heading_20_3">
      <style:text-properties fo:font-variant="normal" fo:text-transform="none" fo:color="#000000" style:font-name="Noto Serif" fo:font-size="9pt" fo:letter-spacing="normal" fo:font-style="normal" fo:font-weight="normal" officeooo:rsid="003750bd" officeooo:paragraph-rsid="00180b4f" style:font-size-asian="9pt" style:font-size-complex="9pt"/>
    </style:style>
    <style:style style:name="P27" style:family="paragraph" style:parent-style-name="Heading_20_3">
      <style:text-properties fo:font-variant="normal" fo:text-transform="none" fo:color="#000000" style:font-name="Rosarivo" fo:font-size="14pt" fo:letter-spacing="normal" fo:font-style="normal" fo:font-weight="normal" officeooo:paragraph-rsid="00180b4f"/>
    </style:style>
    <style:style style:name="P28" style:family="paragraph" style:parent-style-name="Heading_20_3">
      <style:paragraph-properties fo:text-align="center" style:justify-single-word="false"/>
      <style:text-properties style:font-name="Lato" fo:font-size="18pt" fo:font-weight="bold" officeooo:rsid="00180b4f" officeooo:paragraph-rsid="00180b4f" style:font-size-asian="15.75pt" style:font-weight-asian="bold" style:font-size-complex="18pt" style:font-weight-complex="bold"/>
    </style:style>
    <style:style style:name="P29" style:family="paragraph" style:parent-style-name="Heading_20_3">
      <style:paragraph-properties fo:margin-left="0in" fo:margin-right="0in" fo:margin-top="0in" fo:margin-bottom="0.0272in" loext:contextual-spacing="false" fo:widows="1" fo:text-indent="0in" style:auto-text-indent="false"/>
      <style:text-properties fo:font-variant="normal" fo:text-transform="none" fo:color="#000000" style:font-name="Lato" fo:font-size="14pt" fo:letter-spacing="normal" fo:font-style="normal" fo:font-weight="bold" style:font-weight-asian="bold" style:font-weight-complex="bold"/>
    </style:style>
    <style:style style:name="P30" style:family="paragraph" style:parent-style-name="Heading_20_3">
      <style:paragraph-properties fo:margin-left="0in" fo:margin-right="0in" fo:margin-top="0in" fo:margin-bottom="0.0272in" loext:contextual-spacing="false" fo:widows="1" fo:text-indent="0in" style:auto-text-indent="false"/>
      <style:text-properties fo:font-variant="normal" fo:text-transform="none" fo:color="#000000" style:font-name="Lato" fo:font-size="14pt" fo:letter-spacing="normal" fo:font-style="normal" fo:font-weight="bold" officeooo:paragraph-rsid="002baab5" style:font-weight-asian="bold" style:font-weight-complex="bold"/>
    </style:style>
    <style:style style:name="P31" style:family="paragraph" style:parent-style-name="Heading_20_3">
      <style:paragraph-properties fo:margin-left="0in" fo:margin-right="0in" fo:margin-top="0in" fo:margin-bottom="0.0272in" loext:contextual-spacing="false" fo:text-align="center" style:justify-single-word="false" fo:widows="1" fo:text-indent="0in" style:auto-text-indent="false"/>
      <style:text-properties fo:font-variant="normal" fo:text-transform="none" fo:color="#000000" style:font-name="Lato" fo:font-size="18pt" fo:letter-spacing="normal" fo:font-style="normal" fo:font-weight="bold" style:font-size-asian="18pt" style:font-weight-asian="bold" style:font-size-complex="18pt" style:font-weight-complex="bold"/>
    </style:style>
    <style:style style:name="P32" style:family="paragraph" style:parent-style-name="Heading_20_3" style:master-page-name="">
      <style:paragraph-properties fo:margin-left="0in" fo:margin-right="0in" fo:margin-top="0in" fo:margin-bottom="0.0272in" loext:contextual-spacing="false" fo:widows="1" fo:text-indent="0in" style:auto-text-indent="false" style:page-number="auto"/>
      <style:text-properties fo:font-variant="normal" fo:text-transform="none" fo:color="#000000" style:font-name="Lato" fo:font-size="14pt" fo:letter-spacing="normal" fo:font-style="normal" fo:font-weight="bold" officeooo:rsid="002baab5" officeooo:paragraph-rsid="002baab5" style:font-weight-asian="bold" style:font-weight-complex="bold"/>
    </style:style>
    <style:style style:name="P33" style:family="paragraph" style:parent-style-name="Heading_20_3" style:master-page-name="">
      <style:paragraph-properties fo:margin-left="0in" fo:margin-right="0in" fo:margin-top="0in" fo:margin-bottom="0.0272in" loext:contextual-spacing="false" fo:widows="1" fo:text-indent="0in" style:auto-text-indent="false" style:page-number="auto"/>
      <style:text-properties fo:font-variant="normal" fo:text-transform="none" fo:color="#000000" style:font-name="Lato" fo:font-size="14pt" fo:letter-spacing="normal" fo:font-style="normal" fo:font-weight="bold" officeooo:rsid="002baab5" officeooo:paragraph-rsid="002baab5" style:font-weight-asian="bold" style:font-weight-complex="bold"/>
    </style:style>
    <style:style style:name="P34" style:family="paragraph" style:parent-style-name="Heading_20_3">
      <loext:graphic-properties draw:fill="none"/>
      <style:paragraph-properties fo:margin-left="0.1866in" fo:margin-right="0in" fo:margin-top="0.0453in" fo:margin-bottom="0.0909in" loext:contextual-spacing="false" fo:line-height="120%" fo:text-align="center" style:justify-single-word="false" fo:widows="1" fo:text-indent="0in" style:auto-text-indent="false" fo:background-color="transparent" fo:padding="0in" fo:border="none"/>
      <style:text-properties fo:font-variant="normal" fo:text-transform="none" fo:color="#000000" style:font-name="Lato" fo:font-size="18pt" fo:letter-spacing="normal" fo:font-style="normal" fo:font-weight="bold" officeooo:rsid="0023987e" officeooo:paragraph-rsid="0023987e"/>
    </style:style>
    <style:style style:name="P35" style:family="paragraph" style:parent-style-name="Heading_20_3">
      <loext:graphic-properties draw:fill="none"/>
      <style:paragraph-properties fo:margin-left="0.1866in" fo:margin-right="0in" fo:margin-top="0.0453in" fo:margin-bottom="0.0909in" loext:contextual-spacing="false" fo:line-height="120%" fo:text-align="center" style:justify-single-word="false" fo:widows="1" fo:text-indent="0in" style:auto-text-indent="false" fo:background-color="transparent" fo:padding="0in" fo:border="none"/>
      <style:text-properties fo:font-variant="normal" fo:text-transform="none" fo:color="#000000" style:font-name="Lato" fo:font-size="18pt" fo:letter-spacing="normal" fo:font-style="normal" fo:font-weight="bold" officeooo:rsid="002baab5" officeooo:paragraph-rsid="002baab5"/>
    </style:style>
    <style:style style:name="P36" style:family="paragraph" style:parent-style-name="Heading_20_1">
      <style:paragraph-properties fo:margin-top="0.0453in" fo:margin-bottom="0.0453in" loext:contextual-spacing="false"/>
      <style:text-properties style:font-name="Lato" fo:font-size="22.8999996185303pt" fo:font-weight="bold"/>
    </style:style>
    <style:style style:name="P37" style:family="paragraph" style:parent-style-name="Heading_20_2">
      <style:paragraph-properties fo:margin-top="0.0453in" fo:margin-bottom="0.0972in" loext:contextual-spacing="false"/>
      <style:text-properties style:font-name="Lato" fo:font-size="14pt" fo:font-weight="normal" style:font-size-asian="14pt" style:font-size-complex="14pt"/>
    </style:style>
    <style:style style:name="T1" style:family="text">
      <style:text-properties fo:font-variant="normal" fo:text-transform="none" fo:color="#000000" fo:letter-spacing="normal" fo:font-style="normal" fo:font-weight="bold"/>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454646"/>
    </style:style>
    <style:style style:name="T4" style:family="text">
      <style:text-properties fo:font-variant="normal" fo:text-transform="none" fo:color="#000000" fo:font-size="9pt" fo:letter-spacing="normal" fo:font-style="normal" fo:font-weight="bold" style:font-size-asian="9pt" style:font-size-complex="9pt"/>
    </style:style>
    <style:style style:name="T5" style:family="text">
      <style:text-properties fo:font-variant="normal" fo:text-transform="none" fo:color="#000000" fo:font-size="9pt" fo:letter-spacing="normal" fo:font-style="normal" fo:font-weight="bold" officeooo:rsid="001b8b43" style:font-size-asian="9pt" style:font-size-complex="9pt"/>
    </style:style>
    <style:style style:name="T6" style:family="text">
      <style:text-properties fo:font-variant="normal" fo:text-transform="none" fo:color="#000000" fo:font-size="9pt" fo:letter-spacing="normal" fo:font-style="normal" fo:font-weight="bold" officeooo:rsid="002baab5" style:font-size-asian="9pt" style:font-size-complex="9pt"/>
    </style:style>
    <style:style style:name="T7" style:family="text">
      <style:text-properties fo:font-variant="normal" fo:text-transform="none" fo:color="#000000" fo:font-size="9pt" fo:letter-spacing="normal" fo:font-style="normal" fo:font-weight="bold" officeooo:rsid="002d7cc7" style:font-size-asian="9pt" style:font-size-complex="9pt"/>
    </style:style>
    <style:style style:name="T8" style:family="text">
      <style:text-properties fo:font-variant="normal" fo:text-transform="none" fo:color="#000000" fo:font-size="9pt" fo:letter-spacing="normal" fo:font-style="normal" fo:font-weight="normal" officeooo:rsid="002baab5" style:font-size-asian="9pt" style:font-size-complex="9pt"/>
    </style:style>
    <style:style style:name="T9" style:family="text">
      <style:text-properties fo:font-variant="normal" fo:text-transform="none" fo:color="#000000" fo:font-size="9pt" fo:letter-spacing="normal" fo:font-style="normal" fo:font-weight="normal" officeooo:rsid="002d7cc7" style:font-size-asian="9pt" style:font-size-complex="9pt"/>
    </style:style>
    <style:style style:name="T10" style:family="text">
      <style:text-properties fo:font-variant="normal" fo:text-transform="none" fo:color="#000000" fo:font-size="9pt" fo:letter-spacing="normal" fo:font-style="normal" fo:font-weight="normal" officeooo:rsid="0037db89" style:font-size-asian="9pt" style:font-size-complex="9pt"/>
    </style:style>
    <style:style style:name="T11" style:family="text">
      <style:text-properties fo:font-variant="normal" fo:text-transform="none" fo:color="#000000" fo:font-size="9pt" fo:letter-spacing="normal" fo:font-style="normal" fo:font-weight="normal" officeooo:rsid="0044151b" style:font-size-asian="9pt" style:font-size-complex="9pt"/>
    </style:style>
    <style:style style:name="T12" style:family="text">
      <style:text-properties fo:font-variant="normal" fo:text-transform="none" fo:color="#000000" fo:font-size="9pt" fo:letter-spacing="normal" fo:font-style="normal" fo:font-weight="normal" officeooo:rsid="002d7cc7" style:font-size-asian="9pt" style:font-weight-asian="normal" style:font-size-complex="9pt" style:font-weight-complex="normal"/>
    </style:style>
    <style:style style:name="T13" style:family="text">
      <style:text-properties fo:font-weight="bold"/>
    </style:style>
    <style:style style:name="T14" style:family="text">
      <style:text-properties officeooo:rsid="001a2283"/>
    </style:style>
    <style:style style:name="T15" style:family="text">
      <style:text-properties officeooo:rsid="001a4f1d"/>
    </style:style>
    <style:style style:name="T16" style:family="text">
      <style:text-properties officeooo:rsid="001b256d"/>
    </style:style>
    <style:style style:name="T17" style:family="text">
      <style:text-properties officeooo:rsid="00203a53"/>
    </style:style>
    <style:style style:name="T18" style:family="text">
      <style:text-properties style:font-size-asian="15.75pt" style:font-weight-asian="bold" style:font-size-complex="18pt" style:font-weight-complex="bold"/>
    </style:style>
    <style:style style:name="T19" style:family="text">
      <style:text-properties officeooo:rsid="002614fd"/>
    </style:style>
    <style:style style:name="T20" style:family="text">
      <style:text-properties fo:font-size="9pt" style:font-size-asian="9pt" style:font-size-complex="9pt"/>
    </style:style>
    <style:style style:name="T21" style:family="text">
      <style:text-properties fo:font-size="9pt" officeooo:rsid="002baab5" style:font-size-asian="9pt" style:font-size-complex="9pt"/>
    </style:style>
    <style:style style:name="T22" style:family="text">
      <style:text-properties officeooo:rsid="002baab5"/>
    </style:style>
    <style:style style:name="T23" style:family="text">
      <style:text-properties style:font-size-asian="9pt" style:font-size-complex="9pt"/>
    </style:style>
    <style:style style:name="T24" style:family="text">
      <style:text-properties officeooo:rsid="0033b428"/>
    </style:style>
    <style:style style:name="T25" style:family="text">
      <style:text-properties officeooo:rsid="0035a0e1"/>
    </style:style>
    <style:style style:name="T26" style:family="text">
      <style:text-properties officeooo:rsid="003750bd"/>
    </style:style>
    <style:style style:name="T27" style:family="text">
      <style:text-properties officeooo:rsid="00398c35"/>
    </style:style>
    <style:style style:name="T28" style:family="text">
      <style:text-properties officeooo:rsid="003c054a"/>
    </style:style>
    <style:style style:name="T29" style:family="text">
      <style:text-properties officeooo:rsid="003ddf4e"/>
    </style:style>
    <style:style style:name="T30" style:family="text">
      <style:text-properties officeooo:rsid="004046c7"/>
    </style:style>
    <style:style style:name="T31" style:family="text">
      <style:text-properties officeooo:rsid="00422057"/>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14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draw:frame draw:style-name="fr1" draw:name="name" text:anchor-type="paragraph" svg:width="2.7272in" draw:z-index="0"><draw:text-box fo:min-height="0.0161in"><text:h text:style-name="P36" text:outline-level="1">Vincent Trivett</text:h><text:p text:style-name="P20"/><text:h text:style-name="P37" text:outline-level="2">Web Developer</text:h></draw:text-box></draw:frame><draw:frame draw:style-name="fr2" draw:name="contact" text:anchor-type="paragraph" svg:width="2.7272in" draw:z-index="1"><draw:text-box fo:min-height="0.0161in"><text:p text:style-name="P4">trivett@gmail.com</text:p><text:p text:style-name="P4">646-515-6222</text:p><text:p text:style-name="P5">http://vincenttrivett.com</text:p><text:p text:style-name="P5">http://github.com/trivett</text:p><text:p text:style-name="P6">151 Dupont St. 4L, Brooklyn, NY 11222</text:p></draw:text-box></draw:frame></text:h>
      <text:h text:style-name="P1" text:outline-level="3"/>
      <text:h text:style-name="P26" text:outline-level="3"/>
      <text:h text:style-name="P28" text:outline-level="3">Experience</text:h>
      <text:h text:style-name="P25" text:outline-level="3">2U Inc. - Web Developer</text:h>
      <text:p text:style-name="P15">June 2014 – Present</text:p>
      <text:p text:style-name="P9">Built and deployed application systems, marketing sites, and learning management systems for major U.S. universities' online graduate degree offerings.</text:p>
      <text:p text:style-name="P9">Integrated student data with Salesforce and <text:span text:style-name="T14">unique university</text:span> systems.</text:p>
      <text:p text:style-name="P13">Manage<text:span text:style-name="T29">d</text:span> the complexity of a multi-tenant architecture <text:span text:style-name="T28">and a tangle of microservices.</text:span></text:p>
      <text:p text:style-name="P11">Practiced <text:span text:style-name="T30">SCRUM and Kanban </text:span>in a deadline-driven environment. </text:p>
      <text:p text:style-name="P11">Worked with mature codebases using a variety of languages and frameworks <text:span text:style-name="T14">including Python, Flask, Pylons, JavaScript, Coffeescript, Angular JS, <text:s/>PHP, and Clojure.</text:span></text:p>
      <text:p text:style-name="P12">Independently conceived and developed <text:span text:style-name="T24">tools to automate repetitive work, a CMS that writes code for us, </text:span>and an internal Chrome app to help new employees look up jargon terms.</text:p>
      <text:h text:style-name="P29" text:outline-level="3">Modern Lend – Full Stack <text:span text:style-name="T15">Rails</text:span> Developer</text:h>
      <text:p text:style-name="P15">Jan 2016 – Present</text:p>
      <text:p text:style-name="P9">Created and maintained custom CRM / lead acquisition website using Rails, Postgres, <text:span text:style-name="T25">Angular, </text:span>and Boot<text:span text:style-name="T26">st</text:span>rap for a startup that helps non-citizens build U.S. credit.</text:p>
      <text:p text:style-name="P9">Currently developing a REST API to power the company's services and third party integrations which will eventually serve web, iOS and Android clients.</text:p>
      <text:h text:style-name="P29" text:outline-level="3">General Assembly – Back End Web Development Instructor</text:h>
      <text:p text:style-name="P15">July 2015 – Present</text:p>
      <text:p text:style-name="P9">Developed curriculum and taught night classes on web development in Ruby and Rails for students with <text:span text:style-name="T27">various</text:span> programming backgrounds.</text:p>
      <text:p text:style-name="P9">Took students from basic unix and to deploying working apps to the web with persistent storage.</text:p>
      <text:p text:style-name="P13">Started as a teaching assistant in July 2015, taught my own class <text:span text:style-name="T31">in November 2015. I occasionally teach two-day Ruby/Rails workshops for beginners and hold weekly mentoring sessions for Back End Web Development graduates.</text:span></text:p>
      <text:h text:style-name="P29" text:outline-level="3">Freelance Journalist/Translator</text:h>
      <text:p text:style-name="P15">Nov 2008 – Feb 2014</text:p>
      <text:p text:style-name="P18"><text:span text:style-name="T13">Skift – Trends Analyst: </text:span>Independently researched and produced bi-weekly in-depth reports on travel industry trends with C-level interviews and data elements. Spoke on behalf of the company in broadcast media.</text:p>
      <text:p text:style-name="P17"><text:span text:style-name="T13">Bright Wave Media – Writer, Translator, Photographer: </text:span>Helped start Yokohama Seasider, Japan Beer Times, and Koe Magazines which cover the local art and cultural scene in both Japanese and English. Interviewed sources in Japanese. Took photos and assisted with layout.</text:p>
      <text:p text:style-name="P18"><text:span text:style-name="T17">Journalistic w</text:span>ork has also appeared in: Quartz, Business Insider, City Limits, WNYC and other outlets. Translated <text:soft-page-break/>Japanese news for Nippon TV.</text:p>
      <text:h text:style-name="P34" text:outline-level="3"><text:span text:style-name="T18">Technical Skills</text:span></text:h>
      <text:list xml:id="list3521956412273246547" text:style-name="L7">
        <text:list-item>
          <text:p text:style-name="P7">Ruby, Ruby on Rails</text:p>
        </text:list-item>
        <text:list-item>
          <text:p text:style-name="P7">PostgreSQL, MongoDB</text:p>
        </text:list-item>
        <text:list-item>
          <text:p text:style-name="P8">Object-oriented design</text:p>
        </text:list-item>
        <text:list-item>
          <text:p text:style-name="P7">Git, Github</text:p>
        </text:list-item>
        <text:list-item>
          <text:p text:style-name="P7">JavaScript, jQuery, Angular</text:p>
        </text:list-item>
        <text:list-item>
          <text:p text:style-name="P7">Python, Flask, Pylons</text:p>
        </text:list-item>
        <text:list-item>
          <text:p text:style-name="P7">Chrome Packaged Apps</text:p>
        </text:list-item>
        <text:list-item>
          <text:p text:style-name="P7">Test-driven development with Rspec, Jasmine</text:p>
        </text:list-item>
        <text:list-item>
          <text:p text:style-name="P7">HTML5, CSS3, Less, Sass</text:p>
        </text:list-item>
        <text:list-item>
          <text:p text:style-name="P7">Vim, Sublime Text</text:p>
        </text:list-item>
        <text:list-item>
          <text:p text:style-name="P7">Git, Github</text:p>
        </text:list-item>
        <text:list-item>
          <text:p text:style-name="P7">Jira, Trello, Pivotal Tracker</text:p>
        </text:list-item>
        <text:list-item>
          <text:p text:style-name="P7">Mac OSX, Ubuntu</text:p>
        </text:list-item>
        <text:list-item>
          <text:p text:style-name="P7">AWS, Heroku</text:p>
        </text:list-item>
        <text:list-item>
          <text:p text:style-name="P14"><text:span text:style-name="T23">Currently studying Node.js, React, Clojure, and Android development.</text:span></text:p>
        </text:list-item>
      </text:list>
      <text:h text:style-name="P35" text:outline-level="3"><text:span text:style-name="T18">Formal Education</text:span></text:h>
      <text:h text:style-name="P30" text:outline-level="3">General Assembly – <text:span text:style-name="T22">Web Development Immersive</text:span></text:h>
      <text:p text:style-name="P16">Feb – May 2014</text:p>
      <text:p text:style-name="P10">Underwent 12-week intensive program in full-stack web development. <text:span text:style-name="T22">Learned and practiced agile software development methodologies and deployed web apps built with Ruby on Rails.</text:span></text:p>
      <text:h text:style-name="P32" text:outline-level="3">CUNY Graduate School of Journalism</text:h>
      <text:p text:style-name="P16">Aug 2010 – Dec 2011</text:p>
      <text:p text:style-name="P2"><text:span text:style-name="T20">Studied digital journalism, specializing in business and economic reporting. Created multimedia story packages with Word- Press.</text:span></text:p>
      <text:p text:style-name="P2"><text:span text:style-name="T20"/></text:p>
      <text:h text:style-name="P32" text:outline-level="3">Rutgers University</text:h>
      <text:p text:style-name="P16">Aug 2010 – Dec 2011</text:p>
      <text:p text:style-name="P3"><text:span text:style-name="T21">Major in English, minor in Political Science</text:span></text:p>
      <text:h text:style-name="P31" text:outline-level="3">Projects</text:h>
      <text:p text:style-name="P21"><text:span text:style-name="T13">TangoChan:</text:span> <text:span text:style-name="T16">Led a four-person team to build </text:span>an application for learning <text:span text:style-name="T16">and practicing </text:span>Japanese vocabulary. <text:span text:style-name="T19">Words were scraped from various sources on the web, users can call up a real-life example use of any word through through a Twitter API integration.</text:span></text:p>
      <text:p text:style-name="P22"><text:span text:style-name="T1">CameraPhile: </text:span><text:span text:style-name="T2">Mashed up Flickr and Amazon APIs to create a comparison shopping tool for cameras </text:span><text:span text:style-name="T3">with Rails, Masonry.js, and automated Rake tasks.</text:span></text:p>
      <text:p text:style-name="P23"><text:span text:style-name="T5">Smooth Streets</text:span><text:span text:style-name="T4">: </text:span><text:span text:style-name="T8">An app for mapping and reporting potholes to local of</text:span><text:span text:style-name="T11">fi</text:span><text:span text:style-name="T8">cials with one click. Won two prizes at the 2014 Red Hook Hackathon.</text:span></text:p>
      <text:p text:style-name="P24"><text:span text:style-name="T7">Bookcities</text:span><text:span text:style-name="T6">: </text:span><text:span text:style-name="T12">A Rails application that makes it easy to find books set in a particular city. </text:span><text:span text:style-name="T9">Finalist in 2013 Publishing Hackathon, </text:span><text:span text:style-name="T10">winner in the travel books categ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Sans" svg:font-family="GillSans"/>
    <style:font-face style:name="Helvetica" svg:font-family="Helvetica"/>
    <style:font-face style:name="Raleway" svg:font-family="Raleway, sans-serif"/>
    <style:font-face style:name="Lato" svg:font-family="Lato" style:font-pitch="variable"/>
    <style:font-face style:name="Rosarivo" svg:font-family="Rosarivo" style:font-pitch="variable"/>
    <style:font-face style:name="GillSans1" svg:font-family="GillSans" style:font-family-generic="roman" style:font-pitch="variable"/>
    <style:font-face style:name="Helvetica-Light" svg:font-family="Helvetica-Light"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07:25:03.965033000</meta:creation-date>
    <dc:date>2016-04-16T09:03:12.620822000</dc:date>
    <meta:editing-duration>PT1H19M43S</meta:editing-duration>
    <meta:editing-cycles>43</meta:editing-cycles>
    <meta:generator>LibreOffice/5.0.3.2$MacOSX_X86_64 LibreOffice_project/e5f16313668ac592c1bfb310f4390624e3dbfb75</meta:generator>
    <meta:document-statistic meta:table-count="0" meta:image-count="0" meta:object-count="0" meta:page-count="2" meta:paragraph-count="61" meta:word-count="607" meta:character-count="4071" meta:non-whitespace-character-count="3526"/>
  </office:meta>
</office:document-meta>
</file>